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35720" officeooo:paragraph-rsid="00035720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rsid="00035720" officeooo:paragraph-rsid="00035720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 orientada a obxetos clases</text:p>
      <text:p text:style-name="P2">clase--&gt; unha clase é un tipo de objeto definido polo programador que describe os atributos y métodos do obxeto que se van a crear a partir dela.</text:p>
      <text:p text:style-name="P2">Nome da clase, por convenio empeza por maiúscula, si es composto va xunto e cada palabra empeza en maiúscula</text:p>
      <text:p text:style-name="P2"><text:tab/><text:tab/>no constantes en minúscula todo</text:p>
      <text:p text:style-name="P2">Atributos</text:p>
      <text:p text:style-name="P2"><text:tab/><text:tab/>constantes en maiúscula todo</text:p>
      <text:p text:style-name="P2"/>
      <text:p text:style-name="P2"><text:tab/><text:tab/>constructores-&gt; vacios, instanciar obxetos, inicializar valor</text:p>
      <text:p text:style-name="P2">Métodos<text:tab/>getters, setters-&gt; obtener ou recibir parámetros</text:p>
      <text:p text:style-name="P2"><text:tab/><text:tab/>toString()-&gt; metodo que devolve as características dun obxeto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20:31:26.470000000</meta:creation-date>
    <dc:date>2022-11-23T20:40:42.282000000</dc:date>
    <meta:editing-duration>PT9M16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9" meta:word-count="83" meta:character-count="546" meta:non-whitespace-character-count="465"/>
  </office:meta>
</office:document-meta>
</file>